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2864" calcext:value-type="float">
            <text:p>79.3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6672" calcext:value-type="float">
            <text:p>77.7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4784" calcext:value-type="float">
            <text:p>75.6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8344" calcext:value-type="float">
            <text:p>73.6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39096" calcext:value-type="float">
            <text:p>73.5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3048" calcext:value-type="float">
            <text:p>72.3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6648" calcext:value-type="float">
            <text:p>70.7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374" calcext:value-type="float">
            <text:p>70.6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0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9544" calcext:value-type="float">
            <text:p>67.9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9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9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9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9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9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8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8096" calcext:value-type="float">
            <text:p>57.9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8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2704" calcext:value-type="float">
            <text:p>51.3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8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8016" calcext:value-type="float">
            <text:p>45.8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7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7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6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2704</text:p>
          </table:table-cell>
          <table:table-cell office:value-type="string" calcext:value-type="string">
            <text:p>Kress West Quad</text:p>
          </table:table-cell>
          <table:table-cell office:value-type="string" calcext:value-type="string">
            <text:p>196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